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d53d" officeooo:paragraph-rsid="0018d53d"/>
    </style:style>
    <style:style style:name="P2" style:family="paragraph" style:parent-style-name="Standard">
      <style:text-properties officeooo:rsid="00231494" officeooo:paragraph-rsid="00231494"/>
    </style:style>
    <style:style style:name="P3" style:family="paragraph" style:parent-style-name="Standard">
      <style:text-properties fo:font-size="16pt" officeooo:rsid="0018d53d" officeooo:paragraph-rsid="0018d53d" style:font-size-asian="16pt" style:font-size-complex="16pt"/>
    </style:style>
    <style:style style:name="P4" style:family="paragraph" style:parent-style-name="Standard">
      <style:text-properties fo:font-size="16pt" style:text-underline-style="none" officeooo:rsid="0051f84f" officeooo:paragraph-rsid="0051f84f" style:font-size-asian="14pt" style:font-size-complex="16pt"/>
    </style:style>
    <style:style style:name="P5" style:family="paragraph" style:parent-style-name="Standard">
      <style:text-properties fo:font-size="12pt" officeooo:rsid="00231494" officeooo:paragraph-rsid="00231494" style:font-size-asian="10.5pt" style:font-size-complex="12pt"/>
    </style:style>
    <style:style style:name="P6" style:family="paragraph" style:parent-style-name="Standard">
      <style:text-properties fo:font-size="12pt" style:text-underline-style="solid" style:text-underline-width="auto" style:text-underline-color="font-color" officeooo:rsid="00231494" officeooo:paragraph-rsid="00231494" style:font-size-asian="10.5pt" style:font-size-complex="12pt"/>
    </style:style>
    <style:style style:name="P7" style:family="paragraph" style:parent-style-name="Standard">
      <style:text-properties fo:font-size="12pt" style:text-underline-style="solid" style:text-underline-width="auto" style:text-underline-color="font-color" officeooo:rsid="00231494" officeooo:paragraph-rsid="0029b536" style:font-size-asian="10.5pt" style:font-size-complex="12pt"/>
    </style:style>
    <style:style style:name="P8" style:family="paragraph" style:parent-style-name="Standard">
      <style:text-properties fo:font-size="12pt" style:text-underline-style="solid" style:text-underline-width="auto" style:text-underline-color="font-color" officeooo:rsid="00231494" officeooo:paragraph-rsid="002ca368" style:font-size-asian="10.5pt" style:font-size-complex="12pt"/>
    </style:style>
    <style:style style:name="P9" style:family="paragraph" style:parent-style-name="Standard">
      <style:text-properties fo:font-size="12pt" style:text-underline-style="none" officeooo:rsid="00231494" officeooo:paragraph-rsid="00231494" style:font-size-asian="10.5pt" style:font-size-complex="12pt"/>
    </style:style>
    <style:style style:name="P10" style:family="paragraph" style:parent-style-name="Standard">
      <style:text-properties fo:font-size="12pt" style:text-underline-style="none" officeooo:rsid="00231494" officeooo:paragraph-rsid="0051f84f" style:font-size-asian="10.5pt" style:font-size-complex="12pt"/>
    </style:style>
    <style:style style:name="P11" style:family="paragraph" style:parent-style-name="Standard">
      <style:text-properties fo:font-size="12pt" style:text-underline-style="none" officeooo:rsid="0029b536" officeooo:paragraph-rsid="0029b536" style:font-size-asian="10.5pt" style:font-size-complex="12pt"/>
    </style:style>
    <style:style style:name="P12" style:family="paragraph" style:parent-style-name="Standard">
      <style:text-properties fo:font-size="12pt" style:text-underline-style="none" officeooo:rsid="002bd3df" officeooo:paragraph-rsid="002bd3df" style:font-size-asian="10.5pt" style:font-size-complex="12pt"/>
    </style:style>
    <style:style style:name="P13" style:family="paragraph" style:parent-style-name="Standard">
      <style:text-properties fo:font-size="12pt" style:text-underline-style="none" officeooo:rsid="002ca368" officeooo:paragraph-rsid="002ca368" style:font-size-asian="10.5pt" style:font-size-complex="12pt"/>
    </style:style>
    <style:style style:name="P14" style:family="paragraph" style:parent-style-name="Standard">
      <style:text-properties fo:font-size="12pt" style:text-underline-style="none" officeooo:rsid="00437e26" officeooo:paragraph-rsid="00437e26" style:font-size-asian="10.5pt" style:font-size-complex="12pt"/>
    </style:style>
    <style:style style:name="P15" style:family="paragraph" style:parent-style-name="Standard">
      <style:text-properties fo:font-size="12pt" style:text-underline-style="none" officeooo:rsid="00437e26" officeooo:paragraph-rsid="004dbc74" style:font-size-asian="10.5pt" style:font-size-complex="12pt"/>
    </style:style>
    <style:style style:name="P16" style:family="paragraph" style:parent-style-name="Standard">
      <style:text-properties fo:font-size="12pt" style:text-underline-style="none" officeooo:rsid="00437e26" officeooo:paragraph-rsid="004f5cce" style:font-size-asian="10.5pt" style:font-size-complex="12pt"/>
    </style:style>
    <style:style style:name="P17" style:family="paragraph" style:parent-style-name="Standard">
      <style:text-properties fo:font-size="12pt" style:text-underline-style="none" officeooo:rsid="0046770d" officeooo:paragraph-rsid="0046770d" style:font-size-asian="10.5pt" style:font-size-complex="12pt"/>
    </style:style>
    <style:style style:name="P18" style:family="paragraph" style:parent-style-name="Standard">
      <style:text-properties fo:font-size="12pt" style:text-underline-style="none" officeooo:rsid="0051f84f" officeooo:paragraph-rsid="0051f84f" style:font-size-asian="10.5pt" style:font-size-complex="12pt"/>
    </style:style>
    <style:style style:name="P19" style:family="paragraph" style:parent-style-name="Standard">
      <style:text-properties fo:font-size="12pt" style:text-underline-style="none" officeooo:rsid="0051f84f" officeooo:paragraph-rsid="005a3e85" style:font-size-asian="10.5pt" style:font-size-complex="12pt"/>
    </style:style>
    <style:style style:name="P20" style:family="paragraph" style:parent-style-name="Standard">
      <style:text-properties fo:font-size="12pt" style:text-underline-style="none" officeooo:rsid="0051f84f" officeooo:paragraph-rsid="006d8876" style:font-size-asian="10.5pt" style:font-size-complex="12pt"/>
    </style:style>
    <style:style style:name="P21" style:family="paragraph" style:parent-style-name="Standard">
      <style:text-properties fo:font-size="12pt" style:text-underline-style="none" officeooo:rsid="005a3e85" officeooo:paragraph-rsid="005a3e85" style:font-size-asian="10.5pt" style:font-size-complex="12pt"/>
    </style:style>
    <style:style style:name="P22" style:family="paragraph" style:parent-style-name="Standard">
      <style:text-properties fo:font-size="12pt" style:text-underline-style="none" officeooo:rsid="0051f84f" officeooo:paragraph-rsid="0051f84f" style:font-size-asian="12pt" style:font-size-complex="12pt"/>
    </style:style>
    <style:style style:name="P23" style:family="paragraph" style:parent-style-name="Standard">
      <style:text-properties fo:font-size="12pt" style:text-underline-style="none" officeooo:rsid="0051f84f" officeooo:paragraph-rsid="006d6cb6" style:font-size-asian="12pt" style:font-size-complex="12pt"/>
    </style:style>
    <style:style style:name="P24" style:family="paragraph" style:parent-style-name="Standard">
      <style:text-properties fo:font-size="12pt" style:text-underline-style="none" officeooo:rsid="006809db" officeooo:paragraph-rsid="006809db" style:font-size-asian="12pt" style:font-size-complex="12pt"/>
    </style:style>
    <style:style style:name="P25" style:family="paragraph" style:parent-style-name="Standard">
      <style:text-properties officeooo:paragraph-rsid="0029b536"/>
    </style:style>
    <style:style style:name="P26" style:family="paragraph" style:parent-style-name="Standard">
      <style:text-properties officeooo:paragraph-rsid="002bd3df"/>
    </style:style>
    <style:style style:name="P27" style:family="paragraph" style:parent-style-name="Standard">
      <style:text-properties officeooo:paragraph-rsid="0051f84f"/>
    </style:style>
    <style:style style:name="P28" style:family="paragraph" style:parent-style-name="Standard">
      <style:text-properties officeooo:paragraph-rsid="005a3e85"/>
    </style:style>
    <style:style style:name="P29" style:family="paragraph" style:parent-style-name="Standard">
      <style:text-properties officeooo:paragraph-rsid="00678ddd"/>
    </style:style>
    <style:style style:name="P30" style:family="paragraph" style:parent-style-name="Standard">
      <style:text-properties fo:font-size="12pt" style:text-underline-style="none" officeooo:rsid="005a3e85" officeooo:paragraph-rsid="005a3e85" style:font-size-asian="10.5pt" style:font-size-complex="12pt"/>
    </style:style>
    <style:style style:name="P31" style:family="paragraph" style:parent-style-name="Standard">
      <style:text-properties fo:font-size="12pt" style:text-underline-style="none" officeooo:rsid="00437e26" officeooo:paragraph-rsid="00437e26" style:font-size-asian="10.5pt" style:font-size-complex="12pt"/>
    </style:style>
    <style:style style:name="P32" style:family="paragraph" style:parent-style-name="Standard">
      <style:text-properties fo:font-size="12pt" style:text-underline-style="none" officeooo:rsid="00437e26" officeooo:paragraph-rsid="007b202e" style:font-size-asian="10.5pt" style:font-size-complex="12pt"/>
    </style:style>
    <style:style style:name="P33" style:family="paragraph" style:parent-style-name="Standard">
      <style:text-properties fo:font-size="12pt" style:text-underline-style="none" officeooo:rsid="007b202e" officeooo:paragraph-rsid="007b202e" style:font-size-asian="10.5pt" style:font-size-complex="12pt"/>
    </style:style>
    <style:style style:name="P34" style:family="paragraph" style:parent-style-name="Standard">
      <style:text-properties fo:font-size="12pt" style:text-underline-style="none" officeooo:rsid="00967d27" officeooo:paragraph-rsid="00967d27" style:font-size-asian="10.5pt" style:font-size-complex="12pt"/>
    </style:style>
    <style:style style:name="P35" style:family="paragraph" style:parent-style-name="Standard">
      <style:text-properties fo:font-size="12pt" style:text-underline-style="none" officeooo:rsid="006809db" officeooo:paragraph-rsid="006809db" style:font-size-asian="12pt" style:font-size-complex="12pt"/>
    </style:style>
    <style:style style:name="P36" style:family="paragraph" style:parent-style-name="Standard">
      <style:text-properties fo:font-size="12pt" style:text-underline-style="none" officeooo:rsid="0068d7fb" officeooo:paragraph-rsid="0068d7fb" style:font-size-asian="12pt" style:font-size-complex="12pt"/>
    </style:style>
    <style:style style:name="P37" style:family="paragraph" style:parent-style-name="Standard">
      <style:text-properties fo:font-size="12pt" style:text-underline-style="none" officeooo:rsid="0069088c" officeooo:paragraph-rsid="0069088c" style:font-size-asian="12pt" style:font-size-complex="12pt"/>
    </style:style>
    <style:style style:name="P38" style:family="paragraph" style:parent-style-name="Standard">
      <style:text-properties fo:font-size="12pt" style:text-underline-style="solid" style:text-underline-width="auto" style:text-underline-color="font-color" officeooo:rsid="0071cb48" officeooo:paragraph-rsid="0071cb48" style:font-size-asian="10.5pt" style:font-size-complex="12pt"/>
    </style:style>
    <style:style style:name="P39" style:family="paragraph" style:parent-style-name="Standard">
      <style:text-properties fo:font-size="12pt" style:text-underline-style="solid" style:text-underline-width="auto" style:text-underline-color="font-color" officeooo:rsid="0072281f" officeooo:paragraph-rsid="00751084" style:font-size-asian="10.5pt" style:font-size-complex="12pt"/>
    </style:style>
    <style:style style:name="P40" style:family="paragraph" style:parent-style-name="Standard">
      <style:text-properties officeooo:paragraph-rsid="00751084"/>
    </style:style>
    <style:style style:name="P41" style:family="paragraph" style:parent-style-name="Standard">
      <style:text-properties officeooo:rsid="0080dd98" officeooo:paragraph-rsid="0080dd98"/>
    </style:style>
    <style:style style:name="P42" style:family="paragraph" style:parent-style-name="Standard">
      <style:text-properties officeooo:rsid="0087fd62" officeooo:paragraph-rsid="0087fd62"/>
    </style:style>
    <style:style style:name="P43" style:family="paragraph" style:parent-style-name="Standard">
      <style:text-properties officeooo:rsid="0087fd62" officeooo:paragraph-rsid="0092b0f0"/>
    </style:style>
    <style:style style:name="P44" style:family="paragraph" style:parent-style-name="Standard">
      <style:text-properties officeooo:rsid="0089a867" officeooo:paragraph-rsid="0089a867"/>
    </style:style>
    <style:style style:name="P45" style:family="paragraph" style:parent-style-name="Standard">
      <style:text-properties officeooo:paragraph-rsid="0089a867"/>
    </style:style>
    <style:style style:name="P46" style:family="paragraph" style:parent-style-name="Standard">
      <style:text-properties officeooo:paragraph-rsid="008db496"/>
    </style:style>
    <style:style style:name="P47" style:family="paragraph" style:parent-style-name="Standard">
      <style:text-properties officeooo:paragraph-rsid="008ba0d4"/>
    </style:style>
    <style:style style:name="P48" style:family="paragraph" style:parent-style-name="Standard">
      <style:text-properties officeooo:rsid="0090a4db" officeooo:paragraph-rsid="00929f2d"/>
    </style:style>
    <style:style style:name="P49" style:family="paragraph" style:parent-style-name="Standard">
      <style:text-properties officeooo:rsid="0094255e" officeooo:paragraph-rsid="0094255e"/>
    </style:style>
    <style:style style:name="P50" style:family="paragraph" style:parent-style-name="Standard">
      <style:text-properties officeooo:paragraph-rsid="0094255e"/>
    </style:style>
    <style:style style:name="P51" style:family="paragraph" style:parent-style-name="Standard">
      <style:text-properties fo:font-size="16pt" style:text-underline-style="none" officeooo:rsid="0051f84f" officeooo:paragraph-rsid="0051f84f" style:font-size-asian="14pt" style:font-size-complex="16pt"/>
    </style:style>
    <style:style style:name="T1" style:family="text">
      <style:text-properties officeooo:rsid="00197263"/>
    </style:style>
    <style:style style:name="T2" style:family="text">
      <style:text-properties officeooo:rsid="001ae848"/>
    </style:style>
    <style:style style:name="T3" style:family="text">
      <style:text-properties officeooo:rsid="001f0bde"/>
    </style:style>
    <style:style style:name="T4" style:family="text">
      <style:text-properties officeooo:rsid="002058d2"/>
    </style:style>
    <style:style style:name="T5" style:family="text">
      <style:text-properties fo:font-size="16pt" style:font-size-asian="16pt" style:font-size-complex="16pt"/>
    </style:style>
    <style:style style:name="T6" style:family="text">
      <style:text-properties fo:font-size="16pt" officeooo:rsid="0051f84f" style:font-size-asian="16pt" style:font-size-complex="16pt"/>
    </style:style>
    <style:style style:name="T7" style:family="text">
      <style:text-properties officeooo:rsid="0028305d"/>
    </style:style>
    <style:style style:name="T8" style:family="text">
      <style:text-properties style:text-position="super 58%"/>
    </style:style>
    <style:style style:name="T9" style:family="text">
      <style:text-properties style:text-position="super 58%" officeooo:rsid="0028305d"/>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2b30cd" style:font-size-asian="10.5pt" style:font-size-complex="12pt"/>
    </style:style>
    <style:style style:name="T12" style:family="text">
      <style:text-properties fo:font-size="12pt" style:text-underline-style="none" officeooo:rsid="0029b536" style:font-size-asian="10.5pt" style:font-size-complex="12pt"/>
    </style:style>
    <style:style style:name="T13" style:family="text">
      <style:text-properties fo:font-size="12pt" style:text-underline-style="none" officeooo:rsid="002bd3df" style:font-size-asian="10.5pt" style:font-size-complex="12pt"/>
    </style:style>
    <style:style style:name="T14" style:family="text">
      <style:text-properties fo:font-size="12pt" style:text-underline-style="none" officeooo:rsid="002ea231" style:font-size-asian="10.5pt" style:font-size-complex="12pt"/>
    </style:style>
    <style:style style:name="T15" style:family="text">
      <style:text-properties fo:font-size="12pt" style:text-underline-style="none" officeooo:rsid="002f606c" style:font-size-asian="10.5pt" style:font-size-complex="12pt"/>
    </style:style>
    <style:style style:name="T16" style:family="text">
      <style:text-properties fo:font-size="12pt" style:text-underline-style="none" officeooo:rsid="0030490b" style:font-size-asian="10.5pt" style:font-size-complex="12pt"/>
    </style:style>
    <style:style style:name="T17" style:family="text">
      <style:text-properties fo:font-size="12pt" style:text-underline-style="none" officeooo:rsid="0033c436" style:font-size-asian="10.5pt" style:font-size-complex="12pt"/>
    </style:style>
    <style:style style:name="T18" style:family="text">
      <style:text-properties fo:font-size="12pt" style:text-underline-style="none" officeooo:rsid="003434ed" style:font-size-asian="10.5pt" style:font-size-complex="12pt"/>
    </style:style>
    <style:style style:name="T19" style:family="text">
      <style:text-properties fo:font-size="12pt" style:text-underline-style="none" officeooo:rsid="00345c15" style:font-size-asian="10.5pt" style:font-size-complex="12pt"/>
    </style:style>
    <style:style style:name="T20" style:family="text">
      <style:text-properties fo:font-size="12pt" style:text-underline-style="none" officeooo:rsid="00358288" style:font-size-asian="10.5pt" style:font-size-complex="12pt"/>
    </style:style>
    <style:style style:name="T21" style:family="text">
      <style:text-properties fo:font-size="12pt" style:text-underline-style="none" officeooo:rsid="003702f6" style:font-size-asian="10.5pt" style:font-size-complex="12pt"/>
    </style:style>
    <style:style style:name="T22" style:family="text">
      <style:text-properties fo:font-size="12pt" style:text-underline-style="none" officeooo:rsid="00389827" style:font-size-asian="10.5pt" style:font-size-complex="12pt"/>
    </style:style>
    <style:style style:name="T23" style:family="text">
      <style:text-properties fo:font-size="12pt" style:text-underline-style="none" officeooo:rsid="0039fadc" style:font-size-asian="10.5pt" style:font-size-complex="12pt"/>
    </style:style>
    <style:style style:name="T24" style:family="text">
      <style:text-properties fo:font-size="12pt" style:text-underline-style="none" officeooo:rsid="003bafdd" style:font-size-asian="10.5pt" style:font-size-complex="12pt"/>
    </style:style>
    <style:style style:name="T25" style:family="text">
      <style:text-properties fo:font-size="12pt" style:text-underline-style="none" officeooo:rsid="0051f84f" style:font-size-asian="10.5pt" style:font-size-complex="12pt"/>
    </style:style>
    <style:style style:name="T26" style:family="text">
      <style:text-properties fo:font-size="12pt" style:text-underline-style="none" officeooo:rsid="00588936" style:font-size-asian="10.5pt" style:font-size-complex="12pt"/>
    </style:style>
    <style:style style:name="T27" style:family="text">
      <style:text-properties fo:font-size="12pt" style:text-underline-style="none" officeooo:rsid="00764c01" style:font-size-asian="10.5pt" style:font-size-complex="12pt"/>
    </style:style>
    <style:style style:name="T28" style:family="text">
      <style:text-properties fo:font-size="12pt" style:text-underline-style="none" officeooo:rsid="0072281f" style:font-size-asian="10.5pt" style:font-size-complex="12pt"/>
    </style:style>
    <style:style style:name="T29" style:family="text">
      <style:text-properties fo:font-size="12pt" style:text-underline-style="none" officeooo:rsid="00776296" style:font-size-asian="10.5pt" style:font-size-complex="12pt"/>
    </style:style>
    <style:style style:name="T30" style:family="text">
      <style:text-properties fo:font-size="12pt" style:text-underline-style="none" officeooo:rsid="007c683f" style:font-size-asian="10.5pt" style:font-size-complex="12pt"/>
    </style:style>
    <style:style style:name="T31" style:family="text">
      <style:text-properties fo:font-size="12pt" style:text-underline-style="none" officeooo:rsid="008415c8" style:font-size-asian="10.5pt" style:font-size-complex="12pt"/>
    </style:style>
    <style:style style:name="T32" style:family="text">
      <style:text-properties fo:font-size="12pt" style:text-underline-style="none" officeooo:rsid="00858516" style:font-size-asian="10.5pt" style:font-size-complex="12pt"/>
    </style:style>
    <style:style style:name="T33" style:family="text">
      <style:text-properties fo:font-size="12pt" style:text-underline-style="none" officeooo:rsid="00875798" style:font-size-asian="10.5pt" style:font-size-complex="12pt"/>
    </style:style>
    <style:style style:name="T34" style:family="text">
      <style:text-properties fo:font-size="12pt" style:text-underline-style="none" officeooo:rsid="0089a867" style:font-size-asian="10.5pt" style:font-size-complex="12pt"/>
    </style:style>
    <style:style style:name="T35" style:family="text">
      <style:text-properties fo:font-size="12pt" style:text-underline-style="none" officeooo:rsid="008db496" style:font-size-asian="10.5pt" style:font-size-complex="12pt"/>
    </style:style>
    <style:style style:name="T36" style:family="text">
      <style:text-properties fo:font-size="12pt" style:text-underline-style="none" officeooo:rsid="008ea66c" style:font-size-asian="10.5pt" style:font-size-complex="12pt"/>
    </style:style>
    <style:style style:name="T37" style:family="text">
      <style:text-properties fo:font-size="12pt" style:text-underline-style="none" officeooo:rsid="008fa202" style:font-size-asian="10.5pt" style:font-size-complex="12pt"/>
    </style:style>
    <style:style style:name="T38" style:family="text">
      <style:text-properties fo:font-size="12pt" style:text-underline-style="none" officeooo:rsid="0090a4db" style:font-size-asian="10.5pt" style:font-size-complex="12pt"/>
    </style:style>
    <style:style style:name="T39" style:family="text">
      <style:text-properties fo:font-size="12pt" style:text-underline-style="none" officeooo:rsid="008ba0d4" style:font-size-asian="10.5pt" style:font-size-complex="12pt"/>
    </style:style>
    <style:style style:name="T40" style:family="text">
      <style:text-properties fo:font-size="12pt" style:text-underline-style="none" officeooo:rsid="00929f2d" style:font-size-asian="10.5pt" style:font-size-complex="12pt"/>
    </style:style>
    <style:style style:name="T41" style:family="text">
      <style:text-properties fo:font-size="12pt" style:text-underline-style="none" officeooo:rsid="0092b0f0" style:font-size-asian="10.5pt" style:font-size-complex="12pt"/>
    </style:style>
    <style:style style:name="T42" style:family="text">
      <style:text-properties fo:font-size="12pt" style:text-underline-style="none" officeooo:rsid="0094255e" style:font-size-asian="10.5pt" style:font-size-complex="12pt"/>
    </style:style>
    <style:style style:name="T43" style:family="text">
      <style:text-properties fo:font-size="12pt" style:text-underline-style="none" officeooo:rsid="00959ffb" style:font-size-asian="10.5pt" style:font-size-complex="12pt"/>
    </style:style>
    <style:style style:name="T44" style:family="text">
      <style:text-properties fo:font-size="12pt" style:text-underline-style="none" officeooo:rsid="0051f84f" style:font-size-asian="12pt" style:font-size-complex="12pt"/>
    </style:style>
    <style:style style:name="T45" style:family="text">
      <style:text-properties fo:font-size="12pt" style:text-underline-style="none" officeooo:rsid="00678ddd" style:font-size-asian="12pt" style:font-size-complex="12pt"/>
    </style:style>
    <style:style style:name="T46" style:family="text">
      <style:text-properties fo:font-size="12pt" style:text-underline-style="none" officeooo:rsid="0064681a" style:font-size-asian="12pt" style:font-size-complex="12pt"/>
    </style:style>
    <style:style style:name="T47" style:family="text">
      <style:text-properties fo:font-size="12pt" style:text-underline-style="none" officeooo:rsid="00654da2" style:font-size-asian="12pt" style:font-size-complex="12pt"/>
    </style:style>
    <style:style style:name="T48" style:family="text">
      <style:text-properties fo:font-size="12pt" style:text-underline-style="none" officeooo:rsid="0066a157" style:font-size-asian="12pt" style:font-size-complex="12pt"/>
    </style:style>
    <style:style style:name="T49" style:family="text">
      <style:text-properties officeooo:rsid="003c45c6"/>
    </style:style>
    <style:style style:name="T50" style:family="text">
      <style:text-properties officeooo:rsid="003f15a8"/>
    </style:style>
    <style:style style:name="T51" style:family="text">
      <style:text-properties officeooo:rsid="0047204e"/>
    </style:style>
    <style:style style:name="T52" style:family="text">
      <style:text-properties officeooo:rsid="00475f3f"/>
    </style:style>
    <style:style style:name="T53" style:family="text">
      <style:text-properties officeooo:rsid="0047b870"/>
    </style:style>
    <style:style style:name="T54" style:family="text">
      <style:text-properties officeooo:rsid="004943a1"/>
    </style:style>
    <style:style style:name="T55" style:family="text">
      <style:text-properties officeooo:rsid="004cd0f5"/>
    </style:style>
    <style:style style:name="T56" style:family="text">
      <style:text-properties officeooo:rsid="004dbc74"/>
    </style:style>
    <style:style style:name="T57" style:family="text">
      <style:text-properties officeooo:rsid="004ecce6"/>
    </style:style>
    <style:style style:name="T58" style:family="text">
      <style:text-properties officeooo:rsid="004efdab"/>
    </style:style>
    <style:style style:name="T59" style:family="text">
      <style:text-properties officeooo:rsid="004f5cce"/>
    </style:style>
    <style:style style:name="T60" style:family="text">
      <style:text-properties officeooo:rsid="0054afe9"/>
    </style:style>
    <style:style style:name="T61" style:family="text">
      <style:text-properties officeooo:rsid="00574f90"/>
    </style:style>
    <style:style style:name="T62" style:family="text">
      <style:text-properties officeooo:rsid="0057f102"/>
    </style:style>
    <style:style style:name="T63" style:family="text">
      <style:text-properties officeooo:rsid="005a3e85"/>
    </style:style>
    <style:style style:name="T64" style:family="text">
      <style:text-properties officeooo:rsid="005e2ff4"/>
    </style:style>
    <style:style style:name="T65" style:family="text">
      <style:text-properties officeooo:rsid="005f6bc4"/>
    </style:style>
    <style:style style:name="T66" style:family="text">
      <style:text-properties officeooo:rsid="005fe772"/>
    </style:style>
    <style:style style:name="T67" style:family="text">
      <style:text-properties officeooo:rsid="00603eb3"/>
    </style:style>
    <style:style style:name="T68" style:family="text">
      <style:text-properties officeooo:rsid="00620664"/>
    </style:style>
    <style:style style:name="T69" style:family="text">
      <style:text-properties officeooo:rsid="006809db"/>
    </style:style>
    <style:style style:name="T70" style:family="text">
      <style:text-properties officeooo:rsid="0069088c"/>
    </style:style>
    <style:style style:name="T71" style:family="text">
      <style:text-properties fo:font-style="italic" style:font-style-asian="italic" style:font-style-complex="italic"/>
    </style:style>
    <style:style style:name="T72" style:family="text">
      <style:text-properties style:text-underline-style="none"/>
    </style:style>
    <style:style style:name="T73" style:family="text">
      <style:text-properties style:text-underline-style="none" officeooo:rsid="007356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Binary water balloon general program information</text:p>
      <text:p text:style-name="P1"/>
      <text:p text:style-name="P1">• What is the target architecture of the binary?</text:p>
      <text:p text:style-name="P1"><text:tab/>ARM-32 bit</text:p>
      <text:p text:style-name="P1">• Is the binary statically or dynamically linked?</text:p>
      <text:p text:style-name="P1"><text:tab/>Statically</text:p>
      <text:p text:style-name="P1">• Are symbols stripped?</text:p>
      <text:p text:style-name="P1"><text:tab/>No, <text:span text:style-name="T3">we can still see the names of library functions and don’t need to reverse engineer them to know what they mean. </text:span></text:p>
      <text:p text:style-name="P1"/>
      <text:p text:style-name="P1">Some strings <text:span text:style-name="T1">I saw were interesting that referred to the startup message, as well as some other strings I haven’t seen yet.</text:span></text:p>
      <text:p text:style-name="P1"/>
      <text:p text:style-name="P1">• What is the register size of this architecture?</text:p>
      <text:p text:style-name="P1"><text:tab/><text:span text:style-name="T1">32 bit registers</text:span></text:p>
      <text:p text:style-name="P1"/>
      <text:p text:style-name="P1">• What is the endianness of this architecture?</text:p>
      <text:p text:style-name="P1"><text:tab/><text:span text:style-name="T1">Little Endian (Default) for this file</text:span></text:p>
      <text:p text:style-name="P1"/>
      <text:p text:style-name="P1">• How are arguments passed to functions? </text:p>
      <text:p text:style-name="P1"><text:tab/><text:span text:style-name="T1">Through registers r0,r1,r2,r3, and </text:span><text:span text:style-name="T4">via the stack if there are more than 4 arguments. </text:span></text:p>
      <text:p text:style-name="P1"/>
      <text:p text:style-name="P1">• How is an integer return value from a function passed back to the calling function?</text:p>
      <text:p text:style-name="P1"><text:tab/><text:span text:style-name="T1">It is returned through r0 when 32 bit</text:span><text:span text:style-name="T2">s</text:span><text:span text:style-name="T1">, but r1-</text:span><text:span text:style-name="T2">r3 can optionally be used to extend the return <text:tab/>value size to 64bits-128bits.</text:span></text:p>
      <text:p text:style-name="P1"/>
      <text:p text:style-name="P2">2<text:span text:style-name="T5">.) Binary Water Balloon Analysis</text:span></text:p>
      <text:p text:style-name="P5"/>
      <text:p text:style-name="P6">Phase_1</text:p>
      <text:p text:style-name="P9"><text:tab/>“Indiana, our Indiana” – Only string that passes Phase_1</text:p>
      <text:p text:style-name="P9"/>
      <text:p text:style-name="P6">Phase_2</text:p>
      <text:p text:style-name="P9"><text:tab/>“256 128 64 32 16 8” – Only string that passes Phase_2. Requires 6 arguments starting from <text:tab/><text:tab/><text:tab/><text:tab/><text:tab/> <text:s text:c="2"/>256, and halves itself each time.</text:p>
      <text:p text:style-name="P9"/>
      <text:p text:style-name="P6">Phase_3</text:p>
      <text:p text:style-name="P9"><text:tab/>“<text:span text:style-name="T7">16 150</text:span>”, “<text:span text:style-name="T7">15 379</text:span>”, “<text:span text:style-name="T7">14 882</text:span>”, “<text:span text:style-name="T7">13 589</text:span>”, “<text:span text:style-name="T7">12 229</text:span>”, “<text:span text:style-name="T7">11 889</text:span>”, “<text:span text:style-name="T7">10 39</text:span>” - <text:span text:style-name="T7">1</text:span><text:span text:style-name="T9">st</text:span><text:span text:style-name="T7"> argument calculates the case statement to jump to, and 2</text:span><text:span text:style-name="T9">nd</text:span><text:span text:style-name="T7"> argument is compared with a constant and if equal, returns.</text:span></text:p>
      <text:p text:style-name="P6"/>
      <text:p text:style-name="P6"/>
      <text:p text:style-name="P6"/>
      <text:p text:style-name="P6"/>
      <text:p text:style-name="P6"/>
      <text:p text:style-name="P6"/>
      <text:p text:style-name="P6"/>
      <text:p text:style-name="P6"/>
      <text:p text:style-name="P6"/>
      <text:p text:style-name="P6"/>
      <text:p text:style-name="P6"><text:soft-page-break/>Phase_4</text:p>
      <text:p text:style-name="P11"><text:tab/>“5 5”, “6 8”, “7 13”, “8 21”,”9 34”, “10 55” are possible answers</text:p>
      <text:p text:style-name="P11"/>
      <text:p text:style-name="P11">Function: Only accepts 5-10 inclusive as argument.</text:p>
      <text:p text:style-name="P11"><text:s text:c="10"/>Adds the return values of the 2 functions</text:p>
      <text:p text:style-name="P11"><text:s text:c="10"/>before it such that</text:p>
      <text:p text:style-name="P11">fun(x) = fun(x-1) + fun(x-2)</text:p>
      <text:p text:style-name="P11"/>
      <text:p text:style-name="P11">to generate a pattern such as:</text:p>
      <text:p text:style-name="P11"/>
      <text:p text:style-name="P11">fun(5) = fun(4)+fun(3)=3+2 =5</text:p>
      <text:p text:style-name="P11">fun(6) = fun(5)+fun(4)=5+3 =8</text:p>
      <text:p text:style-name="P11">fun(7) = fun(6)+fun(5)=8+5 =13</text:p>
      <text:p text:style-name="P11">fun(8) = fun(7)+fun(6)=13+8=21</text:p>
      <text:p text:style-name="P11">fun(9) = fun(8)+fun(7)=21+13=34</text:p>
      <text:p text:style-name="P11">fun(10)= fun(9)+fun(8)=34+21=55 <text:s/></text:p>
      <text:p text:style-name="P11"/>
      <text:p text:style-name="P11">Had to figure out fun(3), fun(4), fun(5) to</text:p>
      <text:p text:style-name="P25"><text:span text:style-name="T11">see</text:span><text:span text:style-name="T12"> this fibonacci pattern. <text:s text:c="12"/></text:span></text:p>
      <text:p text:style-name="P7"/>
      <text:p text:style-name="P6">Phase_5</text:p>
      <text:p text:style-name="P26"><text:span text:style-name="T13"><text:tab/>“0 966 99”, “1 405 988”, “</text:span><text:span text:style-name="T14">2 906 0</text:span><text:span text:style-name="T13">”, “</text:span><text:span text:style-name="T15">3 803 346</text:span><text:span text:style-name="T13">”, “</text:span><text:span text:style-name="T16">4 41 </text:span><text:span text:style-name="T17">395</text:span><text:span text:style-name="T13">”, “</text:span><text:span text:style-name="T18">5 </text:span><text:span text:style-name="T19">462</text:span><text:span text:style-name="T18"> </text:span><text:span text:style-name="T20">829</text:span><text:span text:style-name="T13">”, “</text:span><text:span text:style-name="T18">6 <text:s/></text:span><text:span text:style-name="T21">178 </text:span><text:span text:style-name="T22">653</text:span><text:span text:style-name="T13">”, “</text:span><text:span text:style-name="T18">7 </text:span><text:span text:style-name="T23">840</text:span><text:span text:style-name="T18"> </text:span><text:span text:style-name="T24">87</text:span><text:span text:style-name="T13">”</text:span></text:p>
      <text:p text:style-name="P12"/>
      <text:p text:style-name="P13">Starting at address 0x95098 lies some addressable data. </text:p>
      <text:p text:style-name="P13">1<text:span text:style-name="T8">st</text:span> argument will determine at what offsets the data is read into the program. <text:span text:style-name="T49">The first argument can be an unsigned number that is &lt;=7.</text:span></text:p>
      <text:p text:style-name="P13">2<text:span text:style-name="T8">nd</text:span> and 3<text:span text:style-name="T8">rd</text:span> argument should match the corresponding data read at those offsets. </text:p>
      <text:p text:style-name="P13"/>
      <text:p text:style-name="P13">Increasing the 1<text:span text:style-name="T8">st</text:span> argument by 1 will change the offset of the data read into the program by 8 <text:span text:style-name="T50">where argument 3 is always 4 bytes ahead of argument 2 in the data table. </text:span></text:p>
      <text:p text:style-name="P8"/>
      <text:p text:style-name="P6">Phase_6</text:p>
      <text:p text:style-name="P15"><text:tab/>“8&lt;:1305”, ”8&lt;:13<text:span text:style-name="T53">&gt;</text:span>5”, ”<text:span text:style-name="T54">(,*!# %</text:span>”, ”<text:span text:style-name="T54">(,*!#.%</text:span>”, “<text:a xlink:type="simple" xlink:href="mailto:HLJAC@E" text:style-name="Internet_20_link" text:visited-style-name="Visited_20_Internet_20_Link"><text:span text:style-name="T55">HLJAC@E</text:span></text:a>”, “<text:a xlink:type="simple" xlink:href="mailto:HLJAC@E" text:style-name="Internet_20_link" text:visited-style-name="Visited_20_Internet_20_Link"><text:span text:style-name="T55">HLJAC</text:span></text:a><text:a xlink:type="simple" xlink:href="mailto:HLJAC@E" text:style-name="Internet_20_link" text:visited-style-name="Visited_20_Internet_20_Link"><text:span text:style-name="T56">N</text:span></text:a><text:a xlink:type="simple" xlink:href="mailto:HLJAC@E" text:style-name="Internet_20_link" text:visited-style-name="Visited_20_Internet_20_Link"><text:span text:style-name="T55">E</text:span></text:a><text:span text:style-name="T54">”,</text:span></text:p>
      <text:p text:style-name="P16"><text:s text:c="12"/>“<text:span text:style-name="T57">X\ZQSPU</text:span>”, “<text:span text:style-name="T57">X\ZQS^U</text:span>”, “<text:span text:style-name="T58">hljac</text:span><text:span text:style-name="T59">`</text:span><text:span text:style-name="T58">e</text:span>”, “<text:span text:style-name="T58">hljacne</text:span>”, “<text:span text:style-name="T59">x|zqspu</text:span>”, “<text:span text:style-name="T59">x|zqs~u</text:span>”</text:p>
      <text:p text:style-name="P14"/>
      <text:p text:style-name="P17">Any input with an ascii string like x8 xC xA x1 x3 (x0 or xE) x5 <text:span text:style-name="T51">will index the string </text:span></text:p>
      <text:p text:style-name="P14">"puamcheztqilrspv" <text:span text:style-name="T51">to spell “triumph” where the x indicates a don’t care because the most signficiant half-byte is ignored. The least significant half byte of each character is what indexes the main string to spell triumph. ‘</text:span><text:span text:style-name="T52">p’ repeats itself in the main string, so that is why we can use x0 or xE interchangeably to index ‘p.’</text:span></text:p>
      <text:p text:style-name="P14"/>
      <text:p text:style-name="P33"/>
      <text:p text:style-name="P38"/>
      <text:p text:style-name="P38"/>
      <text:p text:style-name="P38"/>
      <text:p text:style-name="P38"/>
      <text:p text:style-name="P38"/>
      <text:p text:style-name="P38"/>
      <text:p text:style-name="P38"><text:soft-page-break/></text:p>
      <text:p text:style-name="P38">Secret Phase</text:p>
      <text:p text:style-name="P38"><text:span text:style-name="T72"/></text:p>
      <text:p text:style-name="P39"><text:span text:style-name="T72">Can be initiated with the input from phase 4 by providing 2 integers and a </text:span><text:span text:style-name="T73">specific </text:span><text:span text:style-name="T72">string “</text:span><text:span text:style-name="T73">Rainbows”</text:span><text:span text:style-name="T72">.</text:span></text:p>
      <text:p text:style-name="P40"><text:span text:style-name="T27">In phase_complete, upon having 6 correct inputs and 0 skips, a sscanf() checks address 0x96010 for these inputs. </text:span><text:span text:style-name="T29">At this address, I noticed a value that was equivalent to my input from phase 4. All that was missing was the string, which can be added to trigger the secret phase. </text:span><text:span text:style-name="T28"><text:s/></text:span></text:p>
      <text:p text:style-name="P40"><text:span text:style-name="T28"/></text:p>
      <text:p text:style-name="P41"><text:span text:style-name="T30">T</text:span><text:span text:style-name="T10">hrough dynamic analysis, __aeabi_idivmod</text:span><text:span text:style-name="T33">(r0, r1)</text:span><text:span text:style-name="T10"> takes in 2 arguments</text:span><text:span text:style-name="T31">. </text:span><text:span text:style-name="T32">It doesn’t return anything, but it will store modulo of those two arguments in r1, and the lowest value of those two arguments will be stored in r0 eventually. </text:span><text:span text:style-name="T33">Afterwards, fun(r0, r1) will be called and this cycle will continue UNTIL the remainder is 0 in r1. The value returned in r0 should be 6 for the program to pass. </text:span></text:p>
      <text:p text:style-name="P41"><text:span text:style-name="T33"/></text:p>
      <text:p text:style-name="P46"><text:span text:style-name="T33">A</text:span><text:span text:style-name="T35">lso, no matter what inputs you give the program such as “6 12” or “12 6”, the program will correct it so that the higher of the two values is stored in r0 and the lower is stored in r1 before __aeabi_idivmod is called. So, </text:span><text:span text:style-name="T36">with either inputs above, r0 would store 12 and r1 would store 6 <text:s/>before entering the function. </text:span></text:p>
      <text:p text:style-name="P41"><text:span text:style-name="T33"/></text:p>
      <text:p text:style-name="P42"><text:span text:style-name="T33">A</text:span><text:span text:style-name="T10">n example of a working input and the process to break it down:</text:span></text:p>
      <text:p text:style-name="P42"><text:span text:style-name="T10"/></text:p>
      <text:p text:style-name="P43"><text:span text:style-name="T10">“12 6” </text:span></text:p>
      <text:p text:style-name="P43"><text:span text:style-name="T41">first stage: </text:span><text:span text:style-name="T37">12 mod 6 </text:span><text:span text:style-name="T10">where the remainder 0 is stored in r1 and the lower of the two values, 6, is stored in r0. Since the remainder is 0, we will return r0 and it just so happens to be 6.</text:span></text:p>
      <text:p text:style-name="P42"><text:span text:style-name="T10"/></text:p>
      <text:p text:style-name="P44"><text:span text:style-name="T10">A more complicated example </text:span><text:span text:style-name="T38">of a working input</text:span><text:span text:style-name="T10">: </text:span></text:p>
      <text:p text:style-name="P44"><text:span text:style-name="T10"/></text:p>
      <text:p text:style-name="P45"><text:span text:style-name="T34">“</text:span><text:span text:style-name="T37">18 60</text:span><text:span text:style-name="T34">” </text:span><text:span text:style-name="T37">(inputs are corrected)</text:span></text:p>
      <text:p text:style-name="P47"><text:span text:style-name="T39">first stage: </text:span><text:span text:style-name="T37">60 mod 18 </text:span><text:span text:style-name="T39"><text:s/></text:span><text:span text:style-name="T38">where the remainder 6 is stored in r1 and the lower arg 18 is stored in r0</text:span></text:p>
      <text:p text:style-name="P48"><text:span text:style-name="T10">second stage: 18 mod 6 where the remainder </text:span><text:span text:style-name="T40">0 is stored in r1 and the lower arg 6 is stored in r0</text:span></text:p>
      <text:p text:style-name="P48"><text:span text:style-name="T40">Since the remainder is 0, we will return r0 and it just so happens to be 6.</text:span></text:p>
      <text:p text:style-name="P48"><text:span text:style-name="T40"/></text:p>
      <text:p text:style-name="P49"><text:span text:style-name="T10">Inputs appear to fit this process IF</text:span></text:p>
      <text:p text:style-name="P49"><text:span text:style-name="T10"/></text:p>
      <text:p text:style-name="P50"><text:span text:style-name="T42">1) Both inputs are divisible by 6</text:span></text:p>
      <text:p text:style-name="P49"><text:span text:style-name="T10">AND</text:span></text:p>
      <text:p text:style-name="P49"><text:span text:style-name="T10">2) The difference between the inputs is </text:span><text:span text:style-name="T43">also </text:span><text:span text:style-name="T10">6</text:span></text:p>
      <text:p text:style-name="P49"><text:span text:style-name="T10">OR</text:span></text:p>
      <text:p text:style-name="P49"><text:span text:style-name="T10">3) The Modulo of the inputs is </text:span><text:span text:style-name="T43">also</text:span><text:span text:style-name="T10"> 6.</text:span></text:p>
      <text:p text:style-name="P49"><text:span text:style-name="T10"/></text:p>
      <text:p text:style-name="P34">I’m not sure if there are other conditions, but those are the conditions I noticed. Otherwise I would just follow the process above. </text:p>
      <text:p text:style-name="P32"/>
      <text:p text:style-name="P32"/>
      <text:p text:style-name="P32"/>
      <text:p text:style-name="P32"/>
      <text:p text:style-name="P32"/>
      <text:p text:style-name="P32"/>
      <text:p text:style-name="P32"/>
      <text:p text:style-name="P10"><text:soft-page-break/><text:span text:style-name="T6">3</text:span><text:span text:style-name="T5">.) </text:span><text:span text:style-name="T6">Standard Library function identification</text:span></text:p>
      <text:p text:style-name="P10"/>
      <text:p text:style-name="P4">#1</text:p>
      <text:p text:style-name="P18">• How many arguments does this function take?</text:p>
      <text:p text:style-name="P18"><text:tab/><text:span text:style-name="T60">3</text:span> (r0,r1,<text:span text:style-name="T60">r2</text:span>)</text:p>
      <text:p text:style-name="P18">• What are the types of the arguments? (Pointer, integer, etc.)</text:p>
      <text:p text:style-name="P27"><text:span text:style-name="T25"><text:tab/></text:span><text:span text:style-name="T26">r0,r1 – Pointer types r2 - Integer</text:span></text:p>
      <text:p text:style-name="P18">• What is the type of the returned value?</text:p>
      <text:p text:style-name="P18"><text:tab/><text:span text:style-name="T61">Integer, </text:span><text:span text:style-name="T62">specifically the difference between 2 bytes.</text:span></text:p>
      <text:p text:style-name="P18">• Describe what the function does. If you recognize this standard library function, you</text:p>
      <text:p text:style-name="P18">can simply list the name. If you do not, describe the functionality as best you can.</text:p>
      <text:p text:style-name="P18"/>
      <text:p text:style-name="P20"><text:span text:style-name="T63">The function appears to be ‘</text:span><text:span text:style-name="T71">int memcmp</text:span>(const void *str1, const void *str2, size_t n)’</text:p>
      <text:p text:style-name="P20"/>
      <text:p text:style-name="P19"><text:tab/><text:span text:style-name="T63">Takes two address</text:span><text:span text:style-name="T65">es</text:span><text:span text:style-name="T63"> through r0 and r1 and an integer through r2. Generally speaking, the function de-references r0 and r1, increments their addresses, and compares their two byte values by subtracting the value at r1 from the value at r0 (*r0 - *r1).</text:span></text:p>
      <text:p text:style-name="P19"/>
      <text:p text:style-name="P21">If the byte values are equal, it loops through this again, and checks if the index matches r2. If the Index matches r2, then 0 is returned. This index tells us how many bytes we have addressed and so it’s presumed that r2 is pre-set to the size of the address range to index. </text:p>
      <text:p text:style-name="P19"/>
      <text:p text:style-name="P21">If the byte values aren’t equal, then it returns the result from subtraction (*r0 - *r1).</text:p>
      <text:p text:style-name="P21"/>
      <text:p text:style-name="P21">This function seems to compare two strings in memory. If the strings are equal, then they will stop comparing as soon as the size set in r2 is reached.</text:p>
      <text:p text:style-name="P21"/>
      <text:p text:style-name="P21">If string 1 (r0) is larger then it will return a positive integer.</text:p>
      <text:p text:style-name="P21"/>
      <text:p text:style-name="P21">If string 2 (1) is larger then it will return a negative integer.</text:p>
      <text:p text:style-name="P21"/>
      <text:p text:style-name="P2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4"><text:soft-page-break/>#2</text:p>
      <text:p text:style-name="P22">• How many arguments does this function take?</text:p>
      <text:p text:style-name="P22"><text:tab/><text:span text:style-name="T64">3 (r0,r1,r2)</text:span></text:p>
      <text:p text:style-name="P22">• What are the types of the arguments? (Pointer, integer, etc.)</text:p>
      <text:p text:style-name="P22"><text:tab/><text:span text:style-name="T68">r0, </text:span><text:span text:style-name="T66">r1 – Pointer <text:s text:c="3"/></text:span><text:span text:style-name="T67">r2 - Integer</text:span></text:p>
      <text:p text:style-name="P22">• What is the type of the returned value?</text:p>
      <text:p text:style-name="P22"><text:tab/><text:span text:style-name="T69">Pointer, r0 remains unchanged and is returned as the same value.</text:span></text:p>
      <text:p text:style-name="P22">• Describe what the function does. If you recognize this standard library function, you</text:p>
      <text:p text:style-name="P22">can simply list the name. If you do not, describe the functionality as best you can.</text:p>
      <text:p text:style-name="P22"/>
      <text:p text:style-name="P23"><text:span text:style-name="T70">Appears to be ‘</text:span><text:span text:style-name="T71">void *memcpy</text:span>(void *dest, const void * src, size_t n)<text:span text:style-name="T70">’</text:span></text:p>
      <text:p text:style-name="P22"/>
      <text:p text:style-name="P29"><text:span text:style-name="T44"><text:tab/></text:span><text:span text:style-name="T45">In short, s</text:span><text:span text:style-name="T46">toring values at *r0 from *r1, </text:span><text:span text:style-name="T47">for r2 </text:span><text:span text:style-name="T48">indices.</text:span></text:p>
      <text:p text:style-name="P24">Take in 2 pointers through r0 and r1 and an integer through r2.</text:p>
      <text:p text:style-name="P24">Copy r0 to r3 to preserve the starting address of r0 since it is also the return value.</text:p>
      <text:p text:style-name="P24">Load bytes from r1 address and store at r3 address (and increment r3 address).</text:p>
      <text:p text:style-name="P24">Check if the value copied is null and increment r1 address if it is not. </text:p>
      <text:p text:style-name="P36">Compare our index value with r2 to check if we reached the size of bytes we are copying.</text:p>
      <text:p text:style-name="P36">We return the original r0 address once this size is reached.</text:p>
      <text:p text:style-name="P36"/>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18:15:14.875162033</meta:creation-date>
    <dc:date>2021-02-19T21:25:19.829122465</dc:date>
    <meta:editing-duration>PT19H38M48S</meta:editing-duration>
    <meta:editing-cycles>115</meta:editing-cycles>
    <meta:generator>LibreOffice/6.4.6.2$Linux_X86_64 LibreOffice_project/40$Build-2</meta:generator>
    <meta:document-statistic meta:table-count="0" meta:image-count="0" meta:object-count="0" meta:page-count="5" meta:paragraph-count="103" meta:word-count="1346" meta:character-count="7456" meta:non-whitespace-character-count="6110"/>
  </office:meta>
</office:document-meta>
</file>